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1d82" officeooo:paragraph-rsid="00111d82"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bold" officeooo:rsid="00111d82" officeooo:paragraph-rsid="00111d82"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3ab97" officeooo:paragraph-rsid="0013ab97" style:font-size-asian="14pt" style:font-weight-asian="bold" style:font-size-complex="14pt" style:font-weight-complex="bold"/>
    </style:style>
    <style:style style:name="P4" style:family="paragraph" style:parent-style-name="Standard" style:list-style-name="L1">
      <style:paragraph-properties fo:text-align="start" style:justify-single-word="false"/>
      <style:text-properties fo:font-size="12pt" fo:font-weight="normal" officeooo:rsid="00111d82" officeooo:paragraph-rsid="00111d82"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113793" officeooo:paragraph-rsid="00113793"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rsid="00132375" officeooo:paragraph-rsid="00132375"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rsid="0013ab97" officeooo:paragraph-rsid="0013ab9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3ab97" officeooo:paragraph-rsid="0013ab97" style:font-size-asian="10.5pt" style:font-weight-asian="normal" style:font-size-complex="12pt" style:font-weight-complex="normal"/>
    </style:style>
    <style:style style:name="P9" style:family="paragraph" style:parent-style-name="Standard" style:list-style-name="L2">
      <style:paragraph-properties fo:text-align="start" style:justify-single-word="false"/>
      <style:text-properties fo:font-size="12pt" fo:font-weight="normal" officeooo:rsid="0013ab97" officeooo:paragraph-rsid="0013ab97"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officeooo:rsid="0015a7a9" officeooo:paragraph-rsid="0015a7a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5a7a9" officeooo:paragraph-rsid="0015a7a9"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officeooo:rsid="00169792" officeooo:paragraph-rsid="00169792"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font-size="12pt" fo:font-weight="bold" officeooo:rsid="00178e40" officeooo:paragraph-rsid="00178e40" style:font-size-asian="10.5pt" style:font-weight-asian="bold" style:font-size-complex="12pt" style:font-weight-complex="bold"/>
    </style:style>
    <style:style style:name="P14" style:family="paragraph" style:parent-style-name="Standard" style:list-style-name="L2">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15" style:family="paragraph" style:parent-style-name="Standard" style:list-style-name="L2">
      <style:paragraph-properties fo:text-align="start" style:justify-single-word="false"/>
      <style:text-properties fo:font-size="12pt" fo:font-style="italic" fo:font-weight="normal" officeooo:rsid="00169792" officeooo:paragraph-rsid="00178e40"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rsid="00169792" officeooo:paragraph-rsid="00169792" style:font-size-asian="10.5pt" style:font-style-asian="italic" style:font-weight-asian="normal" style:font-size-complex="12pt" style:font-style-complex="italic" style:font-weight-complex="normal"/>
    </style:style>
    <style:style style:name="P17" style:family="paragraph" style:parent-style-name="Standard" style:list-style-name="L3">
      <style:paragraph-properties fo:text-align="start" style:justify-single-word="false"/>
      <style:text-properties fo:font-size="12pt" fo:font-style="italic" fo:font-weight="normal" officeooo:rsid="001a71fe" officeooo:paragraph-rsid="001a71fe" style:font-size-asian="10.5pt" style:font-style-asian="italic" style:font-weight-asian="normal" style:font-size-complex="12pt" style:font-style-complex="italic" style:font-weight-complex="normal"/>
    </style:style>
    <style:style style:name="P18" style:family="paragraph" style:parent-style-name="Standard" style:list-style-name="L3">
      <style:paragraph-properties fo:text-align="start" style:justify-single-word="false"/>
      <style:text-properties fo:font-size="12pt" fo:font-style="normal" fo:font-weight="normal" officeooo:rsid="001a71fe" officeooo:paragraph-rsid="001a71fe"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fo:font-size="12pt" fo:font-style="normal" fo:font-weight="normal" officeooo:rsid="001add1d" officeooo:paragraph-rsid="001add1d"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fo:font-size="12pt" fo:font-style="normal" fo:font-weight="bold" officeooo:rsid="00178e40" officeooo:paragraph-rsid="00178e40"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196189" officeooo:paragraph-rsid="00196189" style:font-size-asian="10.5pt" style:font-style-asian="normal" style:font-weight-asian="bold" style:font-size-complex="12pt" style:font-style-complex="normal" style:font-weight-complex="bold"/>
    </style:style>
    <style:style style:name="P22" style:family="paragraph" style:parent-style-name="Standard" style:list-style-name="L3">
      <style:paragraph-properties fo:text-align="start" style:justify-single-word="false"/>
      <style:text-properties officeooo:paragraph-rsid="001a71fe"/>
    </style:style>
    <style:style style:name="P23" style:family="paragraph" style:parent-style-name="Standard" style:list-style-name="L3">
      <style:paragraph-properties fo:text-align="start" style:justify-single-word="false"/>
      <style:text-properties officeooo:paragraph-rsid="001add1d"/>
    </style:style>
    <style:style style:name="P24" style:family="paragraph" style:parent-style-name="Standard" style:list-style-name="L3">
      <style:paragraph-properties fo:text-align="start" style:justify-single-word="false"/>
      <style:text-properties officeooo:rsid="001add1d" officeooo:paragraph-rsid="001add1d"/>
    </style:style>
    <style:style style:name="P25" style:family="paragraph" style:parent-style-name="Standard" style:list-style-name="L3">
      <style:paragraph-properties fo:text-align="start" style:justify-single-word="false"/>
      <style:text-properties fo:font-style="italic" officeooo:rsid="001add1d" officeooo:paragraph-rsid="001add1d" style:font-style-asian="italic" style:font-style-complex="italic"/>
    </style:style>
    <style:style style:name="P26" style:family="paragraph" style:parent-style-name="Standard" style:list-style-name="L3">
      <style:paragraph-properties fo:text-align="start" style:justify-single-word="false"/>
      <style:text-properties fo:font-style="normal" officeooo:rsid="001add1d" officeooo:paragraph-rsid="001add1d" style:font-style-asian="normal" style:font-style-complex="normal"/>
    </style:style>
    <style:style style:name="P27" style:family="paragraph" style:parent-style-name="Standard">
      <style:paragraph-properties fo:text-align="start" style:justify-single-word="false"/>
      <style:text-properties fo:font-style="normal" fo:font-weight="bold" officeooo:rsid="001add1d" officeooo:paragraph-rsid="001add1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32375" style:font-style-asian="italic" style:font-style-complex="italic"/>
    </style:style>
    <style:style style:name="T3" style:family="text">
      <style:text-properties fo:font-style="italic" fo:font-weight="normal" officeooo:rsid="00169792"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32375"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fo:font-style="italic" fo:font-weight="normal" officeooo:rsid="001add1d" style:font-size-asian="10.5pt" style:font-style-asian="italic" style:font-weight-asian="normal" style:font-size-complex="12pt" style:font-style-complex="italic" style:font-weight-complex="normal"/>
    </style:style>
    <style:style style:name="T8" style:family="text">
      <style:text-properties fo:font-size="12pt" fo:font-style="italic" fo:font-weight="normal" officeooo:rsid="001ccb61" style:font-size-asian="10.5pt" style:font-style-asian="italic" style:font-weight-asian="normal" style:font-size-complex="12pt" style:font-style-complex="italic" style:font-weight-complex="normal"/>
    </style:style>
    <style:style style:name="T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add1d"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a71fe" style:font-size-asian="10.5pt" style:font-style-asian="normal" style:font-weight-asian="normal" style:font-size-complex="12pt" style:font-style-complex="normal"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style:font-size-asian="10.5pt" style:font-size-complex="12pt"/>
    </style:style>
    <style:style style:name="T14" style:family="text">
      <style:text-properties officeooo:rsid="001ccb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DOM</text:p>
      <text:p text:style-name="P2"/>
      <text:p text:style-name="P2">Parts of a Web Browser</text:p>
      <text:list xml:id="list1937419609" text:style-name="L1">
        <text:list-item>
          <text:p text:style-name="P4">The window is the browser tab that a web page is loaded into. This is represented by the <text:span text:style-name="T1">Window</text:span><text:span text:style-name="T4"> object.</text:span></text:p>
          <text:list>
            <text:list-item>
              <text:p text:style-name="P5"><text:span text:style-name="T4">With the </text:span><text:span text:style-name="T1">Window</text:span><text:span text:style-name="T4"> object, it is possible to manipulate the document loaded into that window, store data specific to that document on the client-side, etc.</text:span></text:p>
            </text:list-item>
          </text:list>
        </text:list-item>
        <text:list-item>
          <text:p text:style-name="P5"><text:span text:style-name="T4">The navigator represents the state and identity of the browser (i.e. user agent) as it exists on the web. This is represented</text:span><text:span text:style-name="T5"> by the </text:span><text:span text:style-name="T2">Navigator </text:span><text:span text:style-name="T5">object.</text:span></text:p>
          <text:list>
            <text:list-item>
              <text:p text:style-name="P6"><text:span text:style-name="T4">The </text:span><text:span text:style-name="T1">Navigator</text:span><text:span text:style-name="T4"> object can retrieve things such as user's preferred language, a media stream from the user's webcam, etc.</text:span></text:p>
            </text:list-item>
          </text:list>
        </text:list-item>
        <text:list-item>
          <text:p text:style-name="P6"><text:span text:style-name="T4">The document (represented by the DOM) is the actual page loaded into the window, and is represented in Javascript by the </text:span><text:span text:style-name="T1">Document</text:span><text:span text:style-name="T4"> object.</text:span></text:p>
          <text:list>
            <text:list-item>
              <text:p text:style-name="P7"><text:span text:style-name="T4">This object can be used to return and manipulate information on the HTML and CSS that comprises the document. It is possible to change an element's text content, apply new styles, create new elements, add to current elements, and remove elements.</text:span></text:p>
            </text:list-item>
          </text:list>
        </text:list-item>
      </text:list>
      <text:p text:style-name="P8"><text:span text:style-name="T4"/></text:p>
      <text:p text:style-name="P3"><text:span text:style-name="T4">The Document Object Model</text:span></text:p>
      <text:list xml:id="list1630043585" text:style-name="L2">
        <text:list-item>
          <text:p text:style-name="P9"><text:span text:style-name="T4">The document when looked at in the inspector is the document object model. There is a 'tree structure' that is created which enables the HTML structure to be easily accessed by programming languages.</text:span></text:p>
          <text:list>
            <text:list-item>
              <text:p text:style-name="P10"><text:span text:style-name="T4">The tree consists of </text:span><text:span text:style-name="T1">nodes</text:span><text:span text:style-name="T4"> which describes their position in the tree in relation to one another.</text:span></text:p>
              <text:p text:style-name="P10"><text:span text:style-name="T4"/></text:p>
            </text:list-item>
            <text:list-item>
              <text:p text:style-name="P10"><text:span text:style-name="T6">Element Node</text:span><text:span text:style-name="T4">: An element, as it exists in the DOM.</text:span></text:p>
            </text:list-item>
            <text:list-item>
              <text:p text:style-name="P10"><text:span text:style-name="T6">Root node</text:span><text:span text:style-name="T4">: The top node in the tree, in the case of HTML is always the HTML node. (other markup languages such as SVG and custom XML will have different root elements)</text:span></text:p>
            </text:list-item>
            <text:list-item>
              <text:p text:style-name="P10"><text:span text:style-name="T6">Child node</text:span><text:span text:style-name="T4">: A node directly inside another node.</text:span></text:p>
              <text:list>
                <text:list-item>
                  <text:p text:style-name="P10"><text:span text:style-name="T4">ex. </text:span><text:span text:style-name="T1">IMG </text:span><text:span text:style-name="T4">is a child of </text:span><text:span text:style-name="T1">SECTION</text:span></text:p>
                </text:list-item>
              </text:list>
            </text:list-item>
            <text:list-item>
              <text:p text:style-name="P10"><text:span text:style-name="T6">Descendent node</text:span><text:span text:style-name="T4">: A node </text:span><text:span text:style-name="T1">anywhere</text:span><text:span text:style-name="T4"> inside another node.</text:span></text:p>
            </text:list-item>
            <text:list-item>
              <text:p text:style-name="P10"><text:span text:style-name="T6">Parent node</text:span><text:span text:style-name="T4">: A node which has another node inside it.</text:span></text:p>
            </text:list-item>
            <text:list-item>
              <text:p text:style-name="P10"><text:span text:style-name="T6">Sibling node</text:span><text:span text:style-name="T4">: Nodes that sit on the same level in the DOM tree.</text:span></text:p>
            </text:list-item>
            <text:list-item>
              <text:p text:style-name="P10"><text:span text:style-name="T6">Text node</text:span><text:span text:style-name="T4">: A node containing a text string.</text:span></text:p>
            </text:list-item>
          </text:list>
        </text:list-item>
      </text:list>
      <text:p text:style-name="P11"><text:span text:style-name="T4"/></text:p>
      <text:list xml:id="list233246256920084" text:continue-numbering="true" text:style-name="L2">
        <text:list-item>
          <text:p text:style-name="P12"><text:span text:style-name="T4">Common </text:span><text:span text:style-name="T1">Document </text:span><text:span text:style-name="T4">object methods:</text:span></text:p>
          <text:list>
            <text:list-item>
              <text:p text:style-name="P13"><text:span text:style-name="T4">Recommended: </text:span></text:p>
              <text:list>
                <text:list-item>
                  <text:p text:style-name="P13"><text:span text:style-name="T3">Document.querySelector();</text:span></text:p>
                </text:list-item>
                <text:list-item>
                  <text:p text:style-name="P15">Document.querySelectorAll();</text:p>
                </text:list-item>
              </text:list>
            </text:list-item>
            <text:list-item>
              <text:p text:style-name="P20">Older method:</text:p>
              <text:list>
                <text:list-item>
                  <text:p text:style-name="P14">Document.getElementbyId();</text:p>
                </text:list-item>
                <text:list-item>
                  <text:p text:style-name="P14">Document.getElementsbyTagName();</text:p>
                </text:list-item>
              </text:list>
            </text:list-item>
          </text:list>
        </text:list-item>
      </text:list>
      <text:p text:style-name="P16"/>
      <text:p text:style-name="P21">Creating and Placing New Node</text:p>
      <text:list xml:id="list3639435180" text:style-name="L3">
        <text:list-item>
          <text:p text:style-name="P18">Start by grabbing a reference element.</text:p>
          <text:list>
            <text:list-item>
              <text:p text:style-name="P17">const reference = Document.querySelector('reference');</text:p>
            </text:list-item>
          </text:list>
        </text:list-item>
        <text:list-item>
          <text:p text:style-name="P22"><text:span text:style-name="T10">C</text:span><text:span text:style-name="T11">reate a </text:span><text:span text:style-name="T10">new element</text:span></text:p>
          <text:list>
            <text:list-item>
              <text:p text:style-name="P23"><text:span text:style-name="T7">const para = Document.</text:span><text:span text:style-name="T8">create</text:span><text:span text:style-name="T7">Element('p');</text:span></text:p>
              <text:p text:style-name="P19"><text:span text:style-name="T1"/></text:p>
            </text:list-item>
          </text:list>
        </text:list-item>
        <text:list-item>
          <text:p text:style-name="P23"><text:soft-page-break/><text:span text:style-name="T10">Add text content to the new paragraph element</text:span></text:p>
          <text:list>
            <text:list-item>
              <text:p text:style-name="P25"><text:span text:style-name="T12">text.textContent = 'place text here';</text:span></text:p>
            </text:list-item>
          </text:list>
        </text:list-item>
        <text:list-item>
          <text:p text:style-name="P23"><text:span text:style-name="T10">Append the new element to the end of the reference element.</text:span></text:p>
          <text:list>
            <text:list-item>
              <text:p text:style-name="P25"><text:span text:style-name="T12">reference.appendChild(para);</text:span></text:p>
            </text:list-item>
          </text:list>
        </text:list-item>
        <text:list-item>
          <text:p text:style-name="P24"><text:span text:style-name="T9">Add a text node to the paragraph the link sits inside.</text:span></text:p>
          <text:list>
            <text:list-item>
              <text:p text:style-name="P25"><text:span text:style-name="T12">const text = Document.createTextNode(' place text here');</text:span></text:p>
            </text:list-item>
          </text:list>
        </text:list-item>
        <text:list-item>
          <text:p text:style-name="P26"><text:span text:style-name="T12">Grab a reference to the paragraph the link is inside, and append the text node to it.</text:span></text:p>
          <text:list>
            <text:list-item>
              <text:p text:style-name="P25"><text:span text:style-name="T12">const linkPara = Document.querySelector('p');</text:span></text:p>
            </text:list-item>
            <text:list-item>
              <text:p text:style-name="P25"><text:span text:style-name="T12">linkPara.appendChild(text);</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42" meta:word-count="447" meta:character-count="2589" meta:non-whitespace-character-count="2219"/>
  </office:meta>
</office:document-meta>
</file>